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2cm" draw:marker-end="Arrow" draw:marker-end-width="0.195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3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="" draw:marker-start-width="0.2cm" draw:marker-end="Arrow" draw:marker-end-width="0.19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cm" svg:y1="2.6cm" svg:x2="2.3cm" svg:y2="2.6cm">
          <text:p/>
        </draw:line>
        <draw:line draw:style-name="gr2" draw:text-style-name="P1" draw:layer="layout" svg:x1="1.4cm" svg:y1="1.5cm" svg:x2="1.4cm" svg:y2="0.1cm">
          <text:p/>
        </draw:line>
        <draw:frame draw:style-name="gr3" draw:text-style-name="P1" draw:layer="layout" svg:width="0.416cm" svg:height="0.402cm" svg:x="2.484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421cm" svg:height="0.402cm" svg:x="1.028cm" svg:y="-0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098cm" svg:height="0.402cm" svg:x="0.902cm" svg:y="2.6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draw:layer="layout" svg:width="1.8cm" svg:height="1.8cm" svg:x="0.5cm" svg:y="0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4cm" svg:y1="1.5cm" svg:x2="2.7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3cm" fo:page-height="3.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5T14:12:52.009957543</dc:date>
    <meta:editing-duration>PT17M22S</meta:editing-duration>
    <meta:editing-cycles>8</meta:editing-cycles>
    <meta:generator>LibreOffice/4.2.8.2$Linux_X86_64 LibreOffice_project/420m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4/content.xml><?xml version="1.0" encoding="utf-8"?>
<math xmlns="http://www.w3.org/1998/Math/MathML" display="block">
  <semantics>
    <mrow>
      <mstyle mathvariant="monospace">
        <mtext>side</mtext>
      </mstyle>
      <mtext/>
    </mrow>
    <annotation encoding="StarMath 5.0">font fixed "side"
"</annotation>
  </semantics>
</math>
</file>